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4c927" officeooo:paragraph-rsid="0014c927" style:font-size-asian="14pt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14c927" officeooo:paragraph-rsid="0014c927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4c927" officeooo:paragraph-rsid="0014c927" style:font-size-asian="14pt" style:font-weight-asian="normal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officeooo:paragraph-rsid="0014c927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015e02b"/>
    </style:style>
    <style:style style:name="P6" style:family="paragraph" style:parent-style-name="Standard">
      <style:paragraph-properties fo:text-align="start" style:justify-single-word="false"/>
      <style:text-properties officeooo:paragraph-rsid="001a3a4e"/>
    </style:style>
    <style:style style:name="P7" style:family="paragraph" style:parent-style-name="Standard" style:list-style-name="L4">
      <style:paragraph-properties fo:text-align="start" style:justify-single-word="false"/>
      <style:text-properties officeooo:paragraph-rsid="001a3a4e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officeooo:rsid="0014c927" officeooo:paragraph-rsid="0014c927" style:font-size-asian="14pt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weight="normal" officeooo:rsid="0015e02b" officeooo:paragraph-rsid="0015e02b" style:font-size-asian="14pt" style:font-weight-asian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fo:font-weight="normal" officeooo:rsid="001a3a4e" officeooo:paragraph-rsid="001a3a4e" style:font-size-asian="14pt" style:font-weight-asian="normal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fo:font-size="12pt" fo:font-weight="normal" officeooo:rsid="001a3a4e" officeooo:paragraph-rsid="001a3a4e" style:font-size-asian="14pt" style:font-weight-asian="normal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fo:font-size="12pt" fo:font-weight="normal" officeooo:rsid="001b2df4" officeooo:paragraph-rsid="001b2df4" style:font-size-asian="14pt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15e02b" officeooo:paragraph-rsid="0015e02b"/>
    </style:style>
    <style:style style:name="P14" style:family="paragraph" style:parent-style-name="Standard">
      <style:paragraph-properties fo:text-align="start" style:justify-single-word="false"/>
      <style:text-properties officeooo:rsid="0015e02b" officeooo:paragraph-rsid="0015e02b"/>
    </style:style>
    <style:style style:name="P15" style:family="paragraph" style:parent-style-name="Standard" style:list-style-name="L2">
      <style:paragraph-properties fo:text-align="start" style:justify-single-word="false"/>
      <style:text-properties officeooo:rsid="00171db2" officeooo:paragraph-rsid="00171db2"/>
    </style:style>
    <style:style style:name="P16" style:family="paragraph" style:parent-style-name="Standard">
      <style:paragraph-properties fo:text-align="start" style:justify-single-word="false"/>
      <style:text-properties officeooo:rsid="00171db2" officeooo:paragraph-rsid="00171db2"/>
    </style:style>
    <style:style style:name="P17" style:family="paragraph" style:parent-style-name="Standard" style:list-style-name="L2">
      <style:paragraph-properties fo:text-align="start" style:justify-single-word="false"/>
      <style:text-properties officeooo:rsid="00181320" officeooo:paragraph-rsid="00181320"/>
    </style:style>
    <style:style style:name="P18" style:family="paragraph" style:parent-style-name="Standard">
      <style:paragraph-properties fo:text-align="start" style:justify-single-word="false"/>
      <style:text-properties officeooo:rsid="00181320" officeooo:paragraph-rsid="00181320"/>
    </style:style>
    <style:style style:name="P19" style:family="paragraph" style:parent-style-name="Standard" style:list-style-name="L2">
      <style:paragraph-properties fo:text-align="start" style:justify-single-word="false"/>
      <style:text-properties officeooo:rsid="0018fcdb" officeooo:paragraph-rsid="0018fcdb"/>
    </style:style>
    <style:style style:name="P20" style:family="paragraph" style:parent-style-name="Standard" style:list-style-name="L2">
      <style:paragraph-properties fo:text-align="start" style:justify-single-word="false"/>
      <style:text-properties officeooo:rsid="0018fcdb" officeooo:paragraph-rsid="001a3a4e"/>
    </style:style>
    <style:style style:name="P21" style:family="paragraph" style:parent-style-name="Standard" style:list-style-name="L2">
      <style:paragraph-properties fo:text-align="start" style:justify-single-word="false"/>
      <style:text-properties officeooo:rsid="001a3a4e" officeooo:paragraph-rsid="001a3a4e"/>
    </style:style>
    <style:style style:name="P22" style:family="paragraph" style:parent-style-name="Standard">
      <style:paragraph-properties fo:text-align="start" style:justify-single-word="false"/>
      <style:text-properties officeooo:rsid="001a3a4e" officeooo:paragraph-rsid="001a3a4e"/>
    </style:style>
    <style:style style:name="P23" style:family="paragraph" style:parent-style-name="Standard" style:list-style-name="L4">
      <style:paragraph-properties fo:text-align="start" style:justify-single-word="false"/>
      <style:text-properties officeooo:rsid="001b2df4" officeooo:paragraph-rsid="001b2df4"/>
    </style:style>
    <style:style style:name="T1" style:family="text">
      <style:text-properties fo:font-size="16pt" style:font-size-asian="14pt"/>
    </style:style>
    <style:style style:name="T2" style:family="text">
      <style:text-properties fo:font-size="12pt" fo:font-weight="normal" style:font-size-asian="14pt" style:font-weight-asian="normal" style:font-weight-complex="normal"/>
    </style:style>
    <style:style style:name="T3" style:family="text">
      <style:text-properties fo:font-size="12pt" fo:font-weight="normal" officeooo:rsid="0014c927" style:font-size-asian="14pt" style:font-weight-asian="normal" style:font-weight-complex="normal"/>
    </style:style>
    <style:style style:name="T4" style:family="text">
      <style:text-properties fo:font-size="12pt" fo:font-weight="normal" officeooo:rsid="0015e02b" style:font-size-asian="14pt" style:font-weight-asian="normal" style:font-weight-complex="normal"/>
    </style:style>
    <style:style style:name="T5" style:family="text">
      <style:text-properties fo:font-size="12pt" fo:font-weight="normal" officeooo:rsid="001a3a4e" style:font-size-asian="14pt" style:font-weight-asian="normal" style:font-weight-complex="normal"/>
    </style:style>
    <style:style style:name="T6" style:family="text">
      <style:text-properties officeooo:rsid="001a3a4e"/>
    </style:style>
    <style:style style:name="T7" style:family="text">
      <style:text-properties officeooo:rsid="001cb3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he Beginner's Guide to WebSockets</text:span></text:p>
      <text:p text:style-name="P3"/>
      <text:p text:style-name="P1">Introduction to HTTP/WebSockets</text:p>
      <text:list xml:id="list1008226965" text:style-name="L2">
        <text:list-item>
          <text:p text:style-name="P8">Internet Protocol Suite</text:p>
          <text:list>
            <text:list-item>
              <text:p text:style-name="P8">Application Layer = [ HTTP/ WebSockets, SSL, IMAP, POP ]</text:p>
              <text:list>
                <text:list-item>
                  <text:p text:style-name="P9">These are mostly what the developer interacts with.</text:p>
                </text:list-item>
              </text:list>
            </text:list-item>
            <text:list-item>
              <text:p text:style-name="P8">Internet Layer = [ IPv4, IPv6 ]</text:p>
              <text:list>
                <text:list-item>
                  <text:p text:style-name="P9">These define the addresses to where packets are sent. These are endpoints for packets.</text:p>
                </text:list-item>
              </text:list>
            </text:list-item>
            <text:list-item>
              <text:p text:style-name="P8">Transport Layer = [ TCP, UDP ]</text:p>
              <text:list>
                <text:list-item>
                  <text:p text:style-name="P8">These define the way how data packets are transferred over the web.</text:p>
                </text:list-item>
                <text:list-item>
                  <text:p text:style-name="P4"><text:span text:style-name="T3">TCP guarantees that the order will be maintained for the data sent. TCP ensures that all packets are delivered to the destination.</text:span><text:span text:style-name="T4"> (careful)</text:span></text:p>
                </text:list-item>
                <text:list-item>
                  <text:p text:style-name="P13"><text:span text:style-name="T3">U</text:span><text:span text:style-name="T2">DP does not guarantee order of data and does not ensure that all packets has arrived. (careless)</text:span></text:p>
                </text:list-item>
              </text:list>
            </text:list-item>
          </text:list>
        </text:list-item>
      </text:list>
      <text:p text:style-name="P14"><text:span text:style-name="T2"/></text:p>
      <text:list xml:id="list185136914719092" text:continue-numbering="true" text:style-name="L2">
        <text:list-item>
          <text:p text:style-name="P13"><text:span text:style-name="T2">HTTP Request/Response (Hyper Text Transfer Protocol)</text:span></text:p>
          <text:list>
            <text:list-item>
              <text:p text:style-name="P5"><text:span text:style-name="T4">Client sends a request to a server. The server processes the request and then returns a response.</text:span></text:p>
            </text:list-item>
            <text:list-item>
              <text:p text:style-name="P13"><text:span text:style-name="T2">Characteristics of HTTP</text:span></text:p>
              <text:list>
                <text:list-item>
                  <text:p text:style-name="P13"><text:span text:style-name="T2">HTTP is stateless. (After initial request is done, the server-client communication is lost.)</text:span></text:p>
                </text:list-item>
                <text:list-item>
                  <text:p text:style-name="P13"><text:span text:style-name="T2">Clients specify actions. (GET / POST / PUT / DELETE)</text:span></text:p>
                </text:list-item>
                <text:list-item>
                  <text:p text:style-name="P13"><text:span text:style-name="T2">Data sent with headers. (Headers sent with request and response.)</text:span></text:p>
                </text:list-item>
              </text:list>
            </text:list-item>
          </text:list>
        </text:list-item>
      </text:list>
      <text:p text:style-name="P14"><text:span text:style-name="T2"/></text:p>
      <text:list xml:id="list185136855346867" text:continue-numbering="true" text:style-name="L2">
        <text:list-item>
          <text:p text:style-name="P5"><text:span text:style-name="T4">Ajax Requests (Asynchronous Javascript and XML)</text:span></text:p>
          <text:list>
            <text:list-item>
              <text:p text:style-name="P13"><text:span text:style-name="T2">Ajax requests asynchronously sends data to server without refreshing.</text:span></text:p>
            </text:list-item>
            <text:list-item>
              <text:p text:style-name="P15"><text:span text:style-name="T2">You can do an initial requests, and then afterwards be able to grab more data.</text:span></text:p>
            </text:list-item>
          </text:list>
        </text:list-item>
      </text:list>
      <text:p text:style-name="P16"><text:span text:style-name="T2"/></text:p>
      <text:list xml:id="list185136398612927" text:continue-numbering="true" text:style-name="L2">
        <text:list-item>
          <text:p text:style-name="P17"><text:span text:style-name="T2">Ideal model: You perform an initial request, the server provides a response. And then, if any new data becomes available, it returns the new data.</text:span></text:p>
        </text:list-item>
      </text:list>
      <text:p text:style-name="P18"><text:span text:style-name="T2"/></text:p>
      <text:p text:style-name="P18"><text:span text:style-name="T2"/></text:p>
      <text:list xml:id="list185137037114369" text:continue-numbering="true" text:style-name="L2">
        <text:list-item>
          <text:p text:style-name="P19"><text:span text:style-name="T2">WebSockets</text:span></text:p>
          <text:list>
            <text:list-item>
              <text:p text:style-name="P19"><text:span text:style-name="T2">Full-duplex bi-directional communication.</text:span></text:p>
              <text:list>
                <text:list-item>
                  <text:p text:style-name="P19"><text:span text:style-name="T2">The client and the server can talk in real time without continuously making requests.</text:span></text:p>
                </text:list-item>
              </text:list>
            </text:list-item>
            <text:list-item>
              <text:p text:style-name="P19"><text:span text:style-name="T2">WebSockets is a HTTP upgrade (Uses the same TCP connection over ws:// or wss://)</text:span></text:p>
              <text:list>
                <text:list-item>
                  <text:p text:style-name="P20"><text:span text:style-name="T2">To request a WebSocket connection, the client sends a header asking the server to upgrade the connection from HTTP to WebSocket.</text:span></text:p>
                </text:list-item>
                <text:list-item>
                  <text:p text:style-name="P21"><text:span text:style-name="T2">This removes the overhead that HTTP request/response has.</text:span></text:p>
                </text:list-item>
              </text:list>
            </text:list-item>
            <text:list-item>
              <text:p text:style-name="P19"><text:span text:style-name="T2">Easy to implement and standardized.</text:span></text:p>
            </text:list-item>
            <text:list-item>
              <text:p text:style-name="P19"><text:span text:style-name="T2">Only sends headers once.</text:span></text:p>
              <text:list>
                <text:list-item>
                  <text:p text:style-name="P21"><text:span text:style-name="T2">Headers are only sent once in the initial handshake, the rest is sending data back and forth.</text:span></text:p>
                </text:list-item>
              </text:list>
            </text:list-item>
          </text:list>
        </text:list-item>
      </text:list>
      <text:p text:style-name="P22"><text:span text:style-name="T2"/></text:p>
      <text:p text:style-name="P1">Use-Cases &amp; Application</text:p>
      <text:list xml:id="list3107702196" text:style-name="L3">
        <text:list-item>
          <text:p text:style-name="P10">Slither.io uses WebSockets to update the game in real time for players.</text:p>
        </text:list-item>
        <text:list-item>
          <text:p text:style-name="P10">WebSockets are commonly used for chatrooms where users can send messages to the server and have that message broadcast to all subscribers of the channel.</text:p>
          <text:p text:style-name="P10"/>
        </text:list-item>
      </text:list>
      <text:p text:style-name="P1"><text:soft-page-break/>Previous Technologies used in the Real Time Web</text:p>
      <text:list xml:id="list3404519806" text:style-name="L5">
        <text:list-item>
          <text:p text:style-name="P12">Polling &amp; Long Polling (Alternative to WebSockets [better compatibility])</text:p>
          <text:list>
            <text:list-item>
              <text:p text:style-name="P12">Polling</text:p>
              <text:list>
                <text:list-item>
                  <text:p text:style-name="P12">Send AJAX request every X amount of seconds for new data. (not true real time)</text:p>
                </text:list-item>
              </text:list>
            </text:list-item>
            <text:list-item>
              <text:p text:style-name="P12">Long Polling</text:p>
              <text:list>
                <text:list-item>
                  <text:p text:style-name="P12">Send request to server and keep connection open until new data.</text:p>
                  <text:p text:style-name="P12"/>
                </text:list-item>
              </text:list>
            </text:list-item>
          </text:list>
        </text:list-item>
        <text:list-item>
          <text:p text:style-name="P12">Server Sent Events</text:p>
          <text:list>
            <text:list-item>
              <text:p text:style-name="P12">Another 'real-time' alternative.</text:p>
              <text:list>
                <text:list-item>
                  <text:p text:style-name="P12">Uses EventSource API to send messages from server.</text:p>
                </text:list-item>
                <text:list-item>
                  <text:p text:style-name="P12">Not truly bi-directional (Expects client to sometimes communicates, but mainly server is sending back data)</text:p>
                </text:list-item>
              </text:list>
            </text:list-item>
            <text:list-item>
              <text:p text:style-name="P12">Generally requires an event loop</text:p>
            </text:list-item>
            <text:list-item>
              <text:p text:style-name="P12">No binary message compatibility</text:p>
              <text:p text:style-name="P12"/>
            </text:list-item>
          </text:list>
        </text:list-item>
      </text:list>
      <text:p text:style-name="P1">Browser Support &amp; Characteristics</text:p>
      <text:list xml:id="list2603789225" text:style-name="L4">
        <text:list-item>
          <text:p text:style-name="P11">Browser support for WebSocket is widely supported.</text:p>
        </text:list-item>
        <text:list-item>
          <text:p text:style-name="P7"><text:span text:style-name="T5">There is a website: </text:span><text:a xlink:type="simple" xlink:href="https://www.caniuse.com/" text:style-name="Internet_20_link" text:visited-style-name="Visited_20_Internet_20_Link"><text:span text:style-name="T5">Compatibility Checker</text:span></text:a><text:span text:style-name="T6"> which checks if your technology is supported on said browser.</text:span></text:p>
        </text:list-item>
      </text:list>
      <text:p text:style-name="P6"/>
      <text:list xml:id="list185136472881910" text:continue-numbering="true" text:style-name="L4">
        <text:list-item>
          <text:p text:style-name="P23">Intended Use Case</text:p>
          <text:list>
            <text:list-item>
              <text:p text:style-name="P23">Websockets does not replace HTTP</text:p>
              <text:list>
                <text:list-item>
                  <text:p text:style-name="P23">WS is an upgrade for HTTP</text:p>
                </text:list-item>
                <text:list-item>
                  <text:p text:style-name="P23">HTTP provides automatic caching</text:p>
                </text:list-item>
                <text:list-item>
                  <text:p text:style-name="P23">WS often needs special configuration for load balancing</text:p>
                </text:list-item>
                <text:list-item>
                  <text:p text:style-name="P23">WS can't communicate with REST</text:p>
                </text:list-item>
              </text:list>
            </text:list-item>
            <text:list-item>
              <text:p text:style-name="P23">Use when you need full-duplex connection</text:p>
              <text:list>
                <text:list-item>
                  <text:p text:style-name="P23">Useful for web-based games, chatting applications, anything which needs low-latency realtime connection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Label_20_1" style:display-name="ListLabel 1" style:family="text">
      <style:text-properties fo:font-weight="bold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59" meta:word-count="564" meta:character-count="3291" meta:non-whitespace-character-count="2837"/>
  </office:meta>
</office:document-meta>
</file>